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7eb6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81f6b" officeooo:paragraph-rsid="00181f6b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7eb66" officeooo:paragraph-rsid="0017eb66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645a6" officeooo:paragraph-rsid="0017eb66" style:font-size-asian="10pt" style:font-size-complex="10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b4c79"/>
    </style:style>
    <style:style style:name="T3" style:family="text">
      <style:text-properties officeooo:rsid="0017eb66"/>
    </style:style>
    <style:style style:name="T4" style:family="text">
      <style:text-properties officeooo:rsid="00181f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3">Encaisser une commande</text:span></text:p>
      <text:p text:style-name="P1"/>
      <text:p text:style-name="P2">Acteur(s) : <text:span text:style-name="T2">Directeurs / Managers / Pizzaïolos / Caissiers / Livreurs</text:span></text:p>
      <text:p text:style-name="P1"/>
      <text:p text:style-name="P1">Description : <text:span text:style-name="T3">Les utilisateurs doivent pouvoir encaisser les paiements de commandes en retrait ou en livraison</text:span></text:p>
      <text:p text:style-name="P1"/>
      <text:p text:style-name="P1">Auteur :</text:p>
      <text:p text:style-name="P1"/>
      <text:p text:style-name="P1">Date : <text:span text:style-name="T3">01/06/2020</text:span></text:p>
      <text:p text:style-name="P1"/>
      <text:p text:style-name="P1">Pré-conditions : <text:span text:style-name="T3">La commande à régler doit être à l’état « Prête » ou « En livraison »</text:span></text:p>
      <text:p text:style-name="P3"/>
      <text:p text:style-name="P1">Démarrage : <text:span text:style-name="T3">L’utilisateur clique sur « Encaisser la commande »</text:span></text:p>
      <text:p text:style-name="P1"/>
      <text:p text:style-name="P7">Scénario nominal :</text:p>
      <text:list xml:id="list2584363785" text:style-name="L1">
        <text:list-item>
          <text:p text:style-name="P11">Le système affiche le montant à régler et le mode de paiement choisi</text:p>
        </text:list-item>
        <text:list-item>
          <text:p text:style-name="P11">L’utilisateur indique que client souhaite procéder à un paiement électronique</text:p>
        </text:list-item>
        <text:list-item>
          <text:p text:style-name="P11">L’utilisateur fait procéder le client au paiement électronique</text:p>
        </text:list-item>
        <text:list-item>
          <text:p text:style-name="P11">Le système vérifie que les informations de paiement sont correctes</text:p>
        </text:list-item>
        <text:list-item>
          <text:p text:style-name="P11">La transaction est autorisée et effectuée par le système bancaire</text:p>
        </text:list-item>
        <text:list-item>
          <text:p text:style-name="P11">Le système indique que la transaction a été effectuée et affiche un message de confirmation</text:p>
        </text:list-item>
        <text:list-item>
          <text:p text:style-name="P12">Le système enregistre le paiement</text:p>
        </text:list-item>
      </text:list>
      <text:list xml:id="list1842609538" text:style-name="L2">
        <text:list-header>
          <text:p text:style-name="P13"/>
        </text:list-header>
      </text:list>
      <text:p text:style-name="P7">Scénario <text:span text:style-name="T1">alternatif :</text:span></text:p>
      <text:p text:style-name="P9">1a. L’utilisateur indique que le client règle en espèces. Le système demande confirmation du règlement à l’utilisateur. L’utilisateur indique que le règlement a été effectué. Étape 7.</text:p>
      <text:p text:style-name="P6"/>
      <text:p text:style-name="P8">Scénario d’erreur :</text:p>
      <text:p text:style-name="P9">5a. La transaction n’est pas autorisée par le système bancaire. Le système affiche un message d’erreur et invite l’utilisateur à faire choisir au client un autre mode de paiement</text:p>
      <text:p text:style-name="P5"/>
      <text:p text:style-name="P7">Fin :</text:p>
      <text:p text:style-name="P10">Scénario nominal : <text:span text:style-name="T4">La transaction est effectuée et le paiement enregistré par le système</text:span></text:p>
      <text:p text:style-name="P1"/>
      <text:p text:style-name="P4">Post-conditions : <text:span text:style-name="T4">La transaction a été enregistrée par le système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47M52S</meta:editing-duration>
    <meta:editing-cycles>16</meta:editing-cycles>
    <meta:generator>LibreOffice/6.3.1.2$Windows_X86_64 LibreOffice_project/b79626edf0065ac373bd1df5c28bd630b4424273</meta:generator>
    <dc:date>2020-06-01T21:17:33.356000000</dc:date>
    <meta:document-statistic meta:table-count="0" meta:image-count="0" meta:object-count="0" meta:page-count="1" meta:paragraph-count="23" meta:word-count="236" meta:character-count="1440" meta:non-whitespace-character-count="1233"/>
  </office:meta>
</office:document-meta>
</file>